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0000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00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</style:style>
    <style:style style:name="P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9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0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20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2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2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2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29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30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3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3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3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3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3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3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3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3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40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4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4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4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4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4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4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4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4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49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50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5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5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5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5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5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5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5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5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 style:list-style-name="L59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60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6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6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3" style:family="paragraph" style:parent-style-name="Text_20_body" style:list-style-name="L6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6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5" style:family="paragraph" style:parent-style-name="Text_20_body" style:list-style-name="L6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6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7" style:family="paragraph" style:parent-style-name="Text_20_body" style:list-style-name="L6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8" style:family="paragraph" style:parent-style-name="Text_20_body" style:list-style-name="L6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9" style:family="paragraph" style:parent-style-name="Text_20_body" style:list-style-name="L69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0" style:family="paragraph" style:parent-style-name="Text_20_body" style:list-style-name="L70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1" style:family="paragraph" style:parent-style-name="Text_20_body" style:list-style-name="L7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2" style:family="paragraph" style:parent-style-name="Text_20_body" style:list-style-name="L7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3" style:family="paragraph" style:parent-style-name="Text_20_body" style:list-style-name="L7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4" style:family="paragraph" style:parent-style-name="Text_20_body" style:list-style-name="L7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7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6" style:family="paragraph" style:parent-style-name="Text_20_body" style:list-style-name="L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7" style:family="paragraph" style:parent-style-name="Text_20_body" style:list-style-name="L39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8" style:family="paragraph" style:parent-style-name="Text_20_body" style:list-style-name="L7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9" style:family="paragraph" style:parent-style-name="Text_20_body" style:list-style-name="L8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0" style:family="paragraph" style:parent-style-name="Text_20_body" style:list-style-name="L34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1" style:family="paragraph" style:parent-style-name="Text_20_body" style:list-style-name="L2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2" style:family="paragraph" style:parent-style-name="Text_20_body" style:list-style-name="L4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3" style:family="paragraph" style:parent-style-name="Text_20_body" style:list-style-name="L16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4" style:family="paragraph" style:parent-style-name="Text_20_body" style:list-style-name="L17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5" style:family="paragraph" style:parent-style-name="Text_20_body" style:list-style-name="L19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6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7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8" style:family="paragraph" style:parent-style-name="Text_20_body" style:list-style-name="L2">
      <style:paragraph-properties fo:margin-left="0.5in" fo:margin-right="0in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89" style:family="paragraph" style:parent-style-name="Text_20_body">
      <style:paragraph-properties fo:margin-left="0.5in" fo:margin-right="0in" fo:text-indent="0in" style:auto-text-indent="false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0000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00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number text:level="1" text:style-name="Numbering_20_Symbols" style:num-suffix="." style:num-format="1" text:start-value="1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9d497a8f-7fff-f841-34cd-dff312dac913"/></text:p>
      <text:p text:style-name="P1">FLOW CHART</text:p>
      <text:p text:style-name="Text_20_body"/>
      <text:list xml:id="list2936411335383329686" text:style-name="L1">
        <text:list-item>
          <text:p text:style-name="P6">REGISTRASI SEBAGAI BUYER/SELLER</text:p>
        </text:list-item>
        <text:list-item>
          <text:p text:style-name="P6">TAMPILAN SESUAI KATEGORI ( DIPILIH PADA SAAT REGISTRASI): </text:p>
        </text:list-item>
      </text:list>
      <text:list xml:id="list9213255644895333203" text:style-name="L2">
        <text:list-item>
          <text:p text:style-name="P81">PRIMARY</text:p>
        </text:list-item>
        <text:list-item>
          <text:p text:style-name="P81">SECONDARY</text:p>
        </text:list-item>
        <text:list-item>
          <text:p text:style-name="P81">RENOVASI</text:p>
        </text:list-item>
        <text:list-item>
          <text:p text:style-name="P81">KONSTRUKSI</text:p>
        </text:list-item>
        <text:list-item>
          <text:p text:style-name="P81">RUKO</text:p>
        </text:list-item>
        <text:list-item>
          <text:p text:style-name="P81">KAVLING</text:p>
        </text:list-item>
        <text:list-item>
          <text:p text:style-name="P81">APARTMENT</text:p>
        </text:list-item>
        <text:list-item>
          <text:p text:style-name="P88"/>
        </text:list-item>
      </text:list>
      <text:list xml:id="list4515012100645210069" text:style-name="L3">
        <text:list-item>
          <text:p text:style-name="P7">ISI KATEGORI : </text:p>
        </text:list-item>
      </text:list>
      <text:p text:style-name="P86">PRIMARY :</text:p>
      <text:list xml:id="list1634268305986730402" text:style-name="L4">
        <text:list-item>
          <text:p text:style-name="P82">LOKASI</text:p>
        </text:list-item>
        <text:list-item>
          <text:p text:style-name="P82">HARGA</text:p>
        </text:list-item>
        <text:list-item>
          <text:p text:style-name="P82">LUAS TANAH</text:p>
        </text:list-item>
        <text:list-item>
          <text:p text:style-name="P82">LUAS BANGUNAN</text:p>
        </text:list-item>
        <text:list-item>
          <text:p text:style-name="P82">JUMLAH KAMAR TIDUR</text:p>
        </text:list-item>
      </text:list>
      <text:p text:style-name="P89"/>
      <text:p text:style-name="P4">           <text:span text:style-name="T1">BERMINAT ? HUBUNGI SALES UNTUK :</text:span></text:p>
      <text:list xml:id="list8947987672660038695" text:style-name="L5">
        <text:list-item>
          <text:p text:style-name="P76"> <text:span text:style-name="T1">INFO DISCOUNT DAN PROMO </text:span></text:p>
        </text:list-item>
        <text:list-item>
          <text:p text:style-name="P8">APPOINTMENT JADWAL SURVEY</text:p>
        </text:list-item>
      </text:list>
      <text:p text:style-name="P87"> <text:span text:style-name="T1">( CONNECT KE WA SALES)</text:span></text:p>
      <text:p text:style-name="Text_20_body"/>
      <text:p text:style-name="P4">             <text:span text:style-name="T1">SECONDARY :</text:span></text:p>
      <text:p text:style-name="Text_20_body"/>
      <text:p text:style-name="P1">SELLER :</text:p>
      <text:p text:style-name="P1">INPUT DATA : </text:p>
      <text:list xml:id="list8867795314447740522" text:style-name="L6">
        <text:list-item>
          <text:p text:style-name="P9">LOKASI</text:p>
        </text:list-item>
        <text:list-item>
          <text:p text:style-name="P9">HARGA</text:p>
        </text:list-item>
        <text:list-item>
          <text:p text:style-name="P9">LUAS TANAH</text:p>
        </text:list-item>
        <text:list-item>
          <text:p text:style-name="P9">LUAS BANGUNAN</text:p>
        </text:list-item>
        <text:list-item>
          <text:p text:style-name="P9">JUMLAH KAMAR TIDUR</text:p>
        </text:list-item>
        <text:list-item>
          <text:p text:style-name="P9">UMUR BANGUNAN</text:p>
        </text:list-item>
      </text:list>
      <text:p text:style-name="Text_20_body"/>
      <text:p text:style-name="P1">OPEN PRICE </text:p>
      <text:p text:style-name="P1">NEGOTIATION PRICE ( DIISI OLEH BUYER)</text:p>
      <text:p text:style-name="P1"><text:soft-page-break/>CONFIRMATION</text:p>
      <text:p text:style-name="P1">DEAL/NO DEAL </text:p>
      <text:p text:style-name="Text_20_body"/>
      <text:p text:style-name="P1">DEAL : </text:p>
      <text:list xml:id="list8147916340378362061" text:style-name="L7">
        <text:list-item>
          <text:p text:style-name="P10">HUBUNGI SALES UNTUK SURVEY ( WA CONNECTED)</text:p>
        </text:list-item>
        <text:list-item>
          <text:p text:style-name="P10">SURAT KESEPAKATAN HARGA ( DIBAWA OLEH SALES)</text:p>
        </text:list-item>
      </text:list>
      <text:p text:style-name="Text_20_body"/>
      <text:p text:style-name="P1">SETELAH SURVEY : </text:p>
      <text:p text:style-name="Text_20_body"/>
      <text:p text:style-name="P1">BUYER MENYETOR BOOK FEE :</text:p>
      <text:p text:style-name="P4"> <text:span text:style-name="T1">CONNECTED KE SISTEM PERBANKAN </text:span></text:p>
      <text:list xml:id="list6957028386938145242" text:style-name="L8">
        <text:list-item>
          <text:p text:style-name="P11">MOBILE BANKING</text:p>
        </text:list-item>
        <text:list-item>
          <text:p text:style-name="P11">CREDIT CARD ( FEE CHARGE 1%)</text:p>
        </text:list-item>
        <text:list-item>
          <text:p text:style-name="P79"/>
        </text:list-item>
      </text:list>
      <text:p text:style-name="P1">UPDATE PROGRESS ( BY SISTEM)</text:p>
      <text:list xml:id="list5731134224481345476" text:style-name="L9">
        <text:list-item>
          <text:p text:style-name="P12">DATA MASUK KE BANK</text:p>
        </text:list-item>
        <text:list-item>
          <text:p text:style-name="P12">BI CHECKING</text:p>
        </text:list-item>
        <text:list-item>
          <text:p text:style-name="P12">APPROVAL KREDIT</text:p>
        </text:list-item>
        <text:list-item>
          <text:p text:style-name="P12">AKAD KREDIT</text:p>
        </text:list-item>
        <text:list-item>
          <text:p text:style-name="P12">SERAH TERIMA KUNCI</text:p>
        </text:list-item>
      </text:list>
      <text:p text:style-name="Text_20_body"/>
      <text:p text:style-name="P1">TNC : (Y/N) </text:p>
      <text:p text:style-name="Text_20_body"/>
      <text:list xml:id="list7691542645152736459" text:style-name="L10">
        <text:list-item>
          <text:p text:style-name="P13">BOOK FEE 10JT NON REFUNDABLE</text:p>
        </text:list-item>
        <text:list-item>
          <text:p text:style-name="P13">MEMBAYAR PAJAK PENJUAL/PEMBELI</text:p>
        </text:list-item>
        <text:list-item>
          <text:p text:style-name="P13">KOMISI 3% DIBAYARKAN SETELAH AKAD KREDIT</text:p>
        </text:list-item>
      </text:list>
      <text:p text:style-name="Text_20_body"><text:line-break/></text:p>
      <text:list xml:id="list7475753781387749365" text:style-name="L11">
        <text:list-item>
          <text:p text:style-name="P14">RENOVASI :</text:p>
        </text:list-item>
      </text:list>
      <text:p text:style-name="Text_20_body"/>
      <text:list xml:id="list7344880103750775550" text:style-name="L12">
        <text:list-item>
          <text:p text:style-name="P15">CUSTOMER :</text:p>
        </text:list-item>
      </text:list>
      <text:p text:style-name="Text_20_body"/>
      <text:list xml:id="list3497083780044072594" text:style-name="L13">
        <text:list-item>
          <text:p text:style-name="P16">PILIH KATEGORI :</text:p>
        </text:list-item>
      </text:list>
      <text:list xml:id="list5482525873532711363" text:style-name="L14">
        <text:list-item>
          <text:p text:style-name="P17">TERAS</text:p>
        </text:list-item>
        <text:list-item>
          <text:p text:style-name="P17">FACADE</text:p>
        </text:list-item>
        <text:list-item>
          <text:p text:style-name="P17">GARASI</text:p>
        </text:list-item>
        <text:list-item>
          <text:p text:style-name="P17">TAMAN</text:p>
        </text:list-item>
        <text:list-item>
          <text:p text:style-name="P17">RUANG TAMU</text:p>
        </text:list-item>
        <text:list-item>
          <text:p text:style-name="P17"><text:soft-page-break/>KAMAR TIDUR</text:p>
        </text:list-item>
        <text:list-item>
          <text:p text:style-name="P17">KAMAR MANDI</text:p>
        </text:list-item>
        <text:list-item>
          <text:p text:style-name="P17">DAPUR </text:p>
        </text:list-item>
        <text:list-item>
          <text:p text:style-name="P17">TAMAN BELAKANG</text:p>
        </text:list-item>
        <text:list-item>
          <text:p text:style-name="P17">LAUNDRY AREA</text:p>
        </text:list-item>
        <text:list-item>
          <text:p text:style-name="P17">TANGGA</text:p>
        </text:list-item>
        <text:list-item>
          <text:p text:style-name="P17">BALKON </text:p>
        </text:list-item>
      </text:list>
      <text:p text:style-name="Text_20_body"/>
      <text:p text:style-name="P1">ESTIMASI HARGA</text:p>
      <text:p text:style-name="P1">KONFIRMASI : DEAL/NO DEAL</text:p>
      <text:p text:style-name="Text_20_body"/>
      <text:p text:style-name="P1">DEAL -----&gt; CONTACT SALES </text:p>
      <text:p text:style-name="P1">SURAT KESEPAKATAN :</text:p>
      <text:list xml:id="list234676407595245419" text:style-name="L15">
        <text:list-item>
          <text:p text:style-name="P18">HARGA </text:p>
        </text:list-item>
        <text:list-item>
          <text:p text:style-name="P18">CARA BAYAR : </text:p>
        </text:list-item>
      </text:list>
      <text:list xml:id="list775878932278319139" text:style-name="L16">
        <text:list-item>
          <text:p text:style-name="P83">DP 20%</text:p>
        </text:list-item>
        <text:list-item>
          <text:p text:style-name="P83">PROGRES 30% PEMBAYARAN 20%</text:p>
        </text:list-item>
        <text:list-item>
          <text:p text:style-name="P83">PROGRES 60% PEMBAYARAN 30%</text:p>
        </text:list-item>
        <text:list-item>
          <text:p text:style-name="P83">PROGRES 90% PEMBAYARAN 25%</text:p>
        </text:list-item>
        <text:list-item>
          <text:p text:style-name="P83">RETENSI 5% ( 3MONTHS GRACE PERIOD)</text:p>
        </text:list-item>
      </text:list>
      <text:list xml:id="list188707576291013708" text:style-name="L17">
        <text:list-item>
          <text:p text:style-name="P84">MATERIAL</text:p>
        </text:list-item>
        <text:list-item>
          <text:p text:style-name="P19">LAMA PENGERJAAN</text:p>
        </text:list-item>
        <text:list-item>
          <text:p text:style-name="P19">DENDA KETERLAMBATAN PEMBAYARAN</text:p>
        </text:list-item>
        <text:list-item>
          <text:p text:style-name="P19">DENDA KETERLAMBATAN PENGERJAAN</text:p>
        </text:list-item>
        <text:list-item>
          <text:p text:style-name="P19">KESEPAKATAN SETELAH SPK → ADENDUM</text:p>
        </text:list-item>
      </text:list>
      <text:p text:style-name="Text_20_body"/>
      <text:p text:style-name="P1">KONSTRUKSI </text:p>
      <text:p text:style-name="Text_20_body"/>
      <text:list xml:id="list2657110440652859743" text:style-name="L18">
        <text:list-item>
          <text:p text:style-name="P20">PILIHAN : </text:p>
        </text:list-item>
      </text:list>
      <text:list xml:id="list1157766392789740796" text:style-name="L19">
        <text:list-item>
          <text:p text:style-name="P85">DESIGN</text:p>
        </text:list-item>
        <text:list-item>
          <text:p text:style-name="P85">PENGADAAN</text:p>
        </text:list-item>
        <text:list-item>
          <text:p text:style-name="P85">PENGERJAAN</text:p>
        </text:list-item>
        <text:list-item>
          <text:p text:style-name="P85">PEMELIHARAAN</text:p>
        </text:list-item>
      </text:list>
      <text:p text:style-name="P89"/>
      <text:list xml:id="list3727901567802389790" text:style-name="L20">
        <text:list-item>
          <text:p text:style-name="P21">JUMLAH LANTAI</text:p>
        </text:list-item>
        <text:list-item>
          <text:p text:style-name="P21">LUAS BANGUNAN</text:p>
        </text:list-item>
        <text:list-item>
          <text:p text:style-name="P21">TERAS</text:p>
        </text:list-item>
        <text:list-item>
          <text:p text:style-name="P21">GARASI/CARPORT</text:p>
        </text:list-item>
        <text:list-item>
          <text:p text:style-name="P21">JUMLAH KAMAR TIDUR</text:p>
        </text:list-item>
        <text:list-item>
          <text:p text:style-name="P21"><text:soft-page-break/>JUMLAH KAMAR MANDI</text:p>
        </text:list-item>
        <text:list-item>
          <text:p text:style-name="P21">RUANG TAMU</text:p>
        </text:list-item>
        <text:list-item>
          <text:p text:style-name="P21">RUANG MAKAN</text:p>
        </text:list-item>
        <text:list-item>
          <text:p text:style-name="P21">DAPUR</text:p>
        </text:list-item>
        <text:list-item>
          <text:p text:style-name="P21">BALKON</text:p>
        </text:list-item>
        <text:list-item>
          <text:p text:style-name="P21">TAMAN DEPAN/BELAKANG</text:p>
        </text:list-item>
      </text:list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>NAMA WEBSITE : HOMEBUYNOW</text:p>
      <text:p text:style-name="Text_20_body"><text:soft-page-break/><text:line-break/></text:p>
      <text:p text:style-name="P2">PAGE SATU</text:p>
      <text:p text:style-name="Text_20_body"/>
      <text:p text:style-name="P1">SIGN UP AS BUYER </text:p>
      <text:p text:style-name="Text_20_body"/>
      <text:p text:style-name="P1">NAMA</text:p>
      <text:p text:style-name="P1">ALAMAT EMAIL</text:p>
      <text:p text:style-name="P1">NO HANDPHONE</text:p>
      <text:p text:style-name="P1">KATEGORI : PRIMARY/SECONDARY/RENOVASI/KONSTRUKSI/ RUKO/KAVLING</text:p>
      <text:p text:style-name="Text_20_body"/>
      <text:p text:style-name="P1">SIGN UP AS SELLER (SECONDARY)</text:p>
      <text:p text:style-name="P1">NAMA </text:p>
      <text:p text:style-name="P1">ALAMAT EMAIL </text:p>
      <text:p text:style-name="P1">NO HANDPHONE</text:p>
      <text:p text:style-name="P1">KATEGORI : RUMAH/RUKO/APARTMENT/KAVLING</text:p>
      <text:p text:style-name="Text_20_body"><text:line-break/><text:line-break/></text:p>
      <text:p text:style-name="P5"><text:span text:style-name="T2">PAGE DUA</text:span><text:span text:style-name="T4"> </text:span></text:p>
      <text:p text:style-name="Text_20_body"/>
      <text:p text:style-name="P1">PILIHAN KATEGORI </text:p>
      <text:p text:style-name="Text_20_body"/>
      <text:list xml:id="list8573567939549980769" text:style-name="L21">
        <text:list-item>
          <text:p text:style-name="P22">RUMAH PRIMARY</text:p>
        </text:list-item>
        <text:list-item>
          <text:p text:style-name="P22">RUMAH SECONDARY</text:p>
        </text:list-item>
        <text:list-item>
          <text:p text:style-name="P22">RUMAH TOKO</text:p>
        </text:list-item>
        <text:list-item>
          <text:p text:style-name="P22">RENOVASI</text:p>
        </text:list-item>
        <text:list-item>
          <text:p text:style-name="P22">KONSTRUKSI</text:p>
        </text:list-item>
        <text:list-item>
          <text:p text:style-name="P22">KAVLING</text:p>
        </text:list-item>
      </text:list>
      <text:p text:style-name="Text_20_body"><text:line-break/><text:line-break/></text:p>
      <text:p text:style-name="P2">PAGE TIGA</text:p>
      <text:p text:style-name="Text_20_body"/>
      <text:list xml:id="list1409830734223979533" text:style-name="L22">
        <text:list-item>
          <text:p text:style-name="P23">RUMAH PRIMARY</text:p>
        </text:list-item>
      </text:list>
      <text:p text:style-name="P1">KLASIFIKASI :</text:p>
      <text:list xml:id="list4220476745277686483" text:style-name="L23">
        <text:list-item>
          <text:p text:style-name="P24">ALOKASI</text:p>
        </text:list-item>
      </text:list>
      <text:p text:style-name="P1">KLASIFIKASI :</text:p>
      <text:list xml:id="list5616641370847196759" text:style-name="L24">
        <text:list-item>
          <text:p text:style-name="P25"><text:soft-page-break/>CIBUBUR</text:p>
        </text:list-item>
        <text:list-item>
          <text:p text:style-name="P25">DEPOK</text:p>
        </text:list-item>
        <text:list-item>
          <text:p text:style-name="P25">SENTUL</text:p>
        </text:list-item>
        <text:list-item>
          <text:p text:style-name="P25">BOGOR</text:p>
        </text:list-item>
        <text:list-item>
          <text:p text:style-name="P25">JAKARTA</text:p>
        </text:list-item>
        <text:list-item>
          <text:p text:style-name="P25">BEKASI</text:p>
        </text:list-item>
        <text:list-item>
          <text:p text:style-name="P25">TANGERANG</text:p>
        </text:list-item>
      </text:list>
      <text:p text:style-name="Text_20_body"/>
      <text:list xml:id="list7363293686344507" text:style-name="L25">
        <text:list-item>
          <text:p text:style-name="P26">JUMLAH LANTAI</text:p>
        </text:list-item>
      </text:list>
      <text:p text:style-name="P1">KLASIFIKASI : </text:p>
      <text:list xml:id="list2661117986231256766" text:style-name="L26">
        <text:list-item>
          <text:p text:style-name="P27">1 LANTAI</text:p>
        </text:list-item>
        <text:list-item>
          <text:p text:style-name="P27">2 LANTAI</text:p>
        </text:list-item>
        <text:list-item>
          <text:p text:style-name="P27">DIATAS 2 LANTAI</text:p>
        </text:list-item>
      </text:list>
      <text:p text:style-name="P4"> </text:p>
      <text:list xml:id="list4606503100627733896" text:style-name="L27">
        <text:list-item>
          <text:p text:style-name="P28">HARGA </text:p>
        </text:list-item>
      </text:list>
      <text:p text:style-name="P1">KLASIFIKASI : </text:p>
      <text:list xml:id="list4952724376338002946" text:style-name="L28">
        <text:list-item>
          <text:p text:style-name="P29">0 SD 100JT</text:p>
        </text:list-item>
        <text:list-item>
          <text:p text:style-name="P29">101 SD 500JT</text:p>
        </text:list-item>
        <text:list-item>
          <text:p text:style-name="P29">501JT SD 1M</text:p>
        </text:list-item>
        <text:list-item>
          <text:p text:style-name="P29">1M SD 3M</text:p>
        </text:list-item>
        <text:list-item>
          <text:p text:style-name="P29">3M SD 5M</text:p>
        </text:list-item>
        <text:list-item>
          <text:p text:style-name="P29">DIATAS 5M</text:p>
        </text:list-item>
      </text:list>
      <text:p text:style-name="Text_20_body"/>
      <text:list xml:id="list4342725516842871837" text:style-name="L29">
        <text:list-item>
          <text:p text:style-name="P30">LUAS TANAH</text:p>
        </text:list-item>
      </text:list>
      <text:p text:style-name="P1">KLASIFIKASI :</text:p>
      <text:list xml:id="list6717752392148422561" text:style-name="L30">
        <text:list-item>
          <text:p text:style-name="P31">0 SD 50m2</text:p>
        </text:list-item>
        <text:list-item>
          <text:p text:style-name="P31">51m2 SD 80m2</text:p>
        </text:list-item>
        <text:list-item>
          <text:p text:style-name="P31">81m2 sd 100m2</text:p>
        </text:list-item>
        <text:list-item>
          <text:p text:style-name="P31">100m2 sd 150m2</text:p>
        </text:list-item>
        <text:list-item>
          <text:p text:style-name="P31">151m2 sd 200m2</text:p>
        </text:list-item>
        <text:list-item>
          <text:p text:style-name="P31">201m2 sd 300m2</text:p>
        </text:list-item>
        <text:list-item>
          <text:p text:style-name="P31">300m2 sd 500m2</text:p>
        </text:list-item>
        <text:list-item>
          <text:p text:style-name="P31">Diatas 501m2</text:p>
        </text:list-item>
      </text:list>
      <text:p text:style-name="Text_20_body"/>
      <text:list xml:id="list1894580954777337025" text:style-name="L31">
        <text:list-item>
          <text:p text:style-name="P32">LUAS BANGUNAN</text:p>
        </text:list-item>
      </text:list>
      <text:p text:style-name="P1">KLASIFIKASI :</text:p>
      <text:list xml:id="list267174449197344106" text:style-name="L32">
        <text:list-item>
          <text:p text:style-name="P33">0 SD 50m2</text:p>
        </text:list-item>
        <text:list-item>
          <text:p text:style-name="P33">51m2 SD 80m2</text:p>
        </text:list-item>
        <text:list-item>
          <text:p text:style-name="P33"><text:soft-page-break/>81m2 sd 100m2</text:p>
        </text:list-item>
        <text:list-item>
          <text:p text:style-name="P33">100m2 sd 150m2</text:p>
        </text:list-item>
        <text:list-item>
          <text:p text:style-name="P33">151m2 sd 200m2</text:p>
        </text:list-item>
        <text:list-item>
          <text:p text:style-name="P33">201m2 sd 300m2</text:p>
        </text:list-item>
        <text:list-item>
          <text:p text:style-name="P33">300m2 sd 500m2</text:p>
        </text:list-item>
        <text:list-item>
          <text:p text:style-name="P33">Diatas 501m2</text:p>
        </text:list-item>
      </text:list>
      <text:p text:style-name="Text_20_body"/>
      <text:list xml:id="list4927309153148419362" text:style-name="L33">
        <text:list-item>
          <text:p text:style-name="P34">JUMLAH KAMAR TIDUR</text:p>
        </text:list-item>
      </text:list>
      <text:p text:style-name="P1">KLASIFIKASI</text:p>
      <text:list xml:id="list8606052705170226492" text:style-name="L34">
        <text:list-item>
          <text:p text:style-name="P35">KAMAR 1 </text:p>
        </text:list-item>
        <text:list-item>
          <text:p text:style-name="P35">KAMAR 2</text:p>
        </text:list-item>
        <text:list-item>
          <text:p text:style-name="P35">KAMAR 3</text:p>
        </text:list-item>
        <text:list-item>
          <text:p text:style-name="P35">KAMAR 4</text:p>
        </text:list-item>
        <text:list-item>
          <text:p text:style-name="P35">KAMAR 5</text:p>
        </text:list-item>
        <text:list-item>
          <text:p text:style-name="P35">KAMAR 6</text:p>
        </text:list-item>
        <text:list-item>
          <text:p text:style-name="P35">KAMAR DIATAS 7</text:p>
        </text:list-item>
        <text:list-item>
          <text:p text:style-name="P80"/>
        </text:list-item>
      </text:list>
      <text:list xml:id="list2307935289788463276" text:style-name="L35">
        <text:list-item>
          <text:p text:style-name="P36">USIA BANGUNAN</text:p>
        </text:list-item>
      </text:list>
      <text:list xml:id="list3716725834761500588" text:style-name="L36">
        <text:list-item>
          <text:p text:style-name="P37">1 - 5 TAHUN</text:p>
        </text:list-item>
        <text:list-item>
          <text:p text:style-name="P37">6 - 10 TAHUN</text:p>
        </text:list-item>
        <text:list-item>
          <text:p text:style-name="P37">11 - 15 TAHUN</text:p>
        </text:list-item>
        <text:list-item>
          <text:p text:style-name="P37">DIATAS 15 TAHUN</text:p>
        </text:list-item>
      </text:list>
      <text:p text:style-name="Text_20_body"/>
      <text:list xml:id="list5109550650238970643" text:style-name="L37">
        <text:list-item>
          <text:p text:style-name="P38">ALL ITEM :( AUTOMATICALLY)</text:p>
        </text:list-item>
      </text:list>
      <text:p text:style-name="P1">PPN  ( 10%) DARI HARGA NETTO</text:p>
      <text:p text:style-name="P1">LEGAL FEE</text:p>
      <text:list xml:id="list8924438853668548" text:style-name="L38">
        <text:list-item>
          <text:p text:style-name="P39">BPHTB ( HARGA NJOP - 50.000.000)*5%</text:p>
        </text:list-item>
        <text:list-item>
          <text:p text:style-name="P39">AJB 1%</text:p>
        </text:list-item>
        <text:list-item>
          <text:p text:style-name="P39">BALIK NAMA 1%</text:p>
        </text:list-item>
        <text:list-item>
          <text:p text:style-name="P39">NOTARIS</text:p>
        </text:list-item>
      </text:list>
      <text:p text:style-name="Text_20_body"/>
      <text:p text:style-name="P1">BIAYA KPR</text:p>
      <text:p text:style-name="P1">DP :</text:p>
      <text:list xml:id="list309259595551579765" text:style-name="L39">
        <text:list-item>
          <text:p text:style-name="P77"> <text:span text:style-name="T1">KPP1</text:span></text:p>
        </text:list-item>
      </text:list>
      <text:list xml:id="list6012003964627561936" text:style-name="L40">
        <text:list-item>
          <text:p text:style-name="P40">LUAS BANGUNAN &lt; 70M2 = 5%</text:p>
        </text:list-item>
        <text:list-item>
          <text:p text:style-name="P40">LUAS BANGUNAN &gt; 70M2 = 10%</text:p>
        </text:list-item>
      </text:list>
      <text:list xml:id="list329215494919866196" text:style-name="L41">
        <text:list-item>
          <text:p text:style-name="P41">KPP 2</text:p>
        </text:list-item>
      </text:list>
      <text:list xml:id="list8869799651417416270" text:style-name="L42">
        <text:list-item>
          <text:p text:style-name="P42">LUAS BANGUNAN &lt; 70M2 = 15%</text:p>
        </text:list-item>
        <text:list-item>
          <text:p text:style-name="P42"><text:soft-page-break/>LUAS BANGUNAN &gt;70M2 =20%</text:p>
        </text:list-item>
      </text:list>
      <text:list xml:id="list4368327667889891465" text:style-name="L43">
        <text:list-item>
          <text:p text:style-name="P43">KPP 3</text:p>
        </text:list-item>
      </text:list>
      <text:p text:style-name="P1">DP MINIMAL 30%</text:p>
      <text:p text:style-name="Text_20_body"/>
      <text:p text:style-name="P1">PLAFON KPR</text:p>
      <text:p text:style-name="P1">ANGSURAN/ BULAN</text:p>
      <text:p text:style-name="P1">TENOR</text:p>
      <text:p text:style-name="Text_20_body"><text:line-break/></text:p>
      <text:p text:style-name="P5"><text:span text:style-name="T2">PAGE 4</text:span><text:span text:style-name="T4"> </text:span></text:p>
      <text:p text:style-name="P1">RUMAH SECONDARY</text:p>
      <text:p text:style-name="Text_20_body"/>
      <text:p text:style-name="P5"><text:span text:style-name="T3">PAGE SELLER</text:span><text:span text:style-name="T4"> </text:span></text:p>
      <text:p text:style-name="Text_20_body"/>
      <text:p text:style-name="P1">KLASIFIKASI :</text:p>
      <text:list xml:id="list7608493700814604438" text:style-name="L44">
        <text:list-item>
          <text:p text:style-name="P44">LOKASI</text:p>
        </text:list-item>
      </text:list>
      <text:p text:style-name="P1">KLASIFIKASI :</text:p>
      <text:list xml:id="list7644285022239320271" text:style-name="L45">
        <text:list-item>
          <text:p text:style-name="P45">CIBUBUR</text:p>
        </text:list-item>
        <text:list-item>
          <text:p text:style-name="P45">DEPOK</text:p>
        </text:list-item>
        <text:list-item>
          <text:p text:style-name="P45">SENTUL</text:p>
        </text:list-item>
        <text:list-item>
          <text:p text:style-name="P45">BOGOR</text:p>
        </text:list-item>
        <text:list-item>
          <text:p text:style-name="P45">JAKARTA</text:p>
        </text:list-item>
        <text:list-item>
          <text:p text:style-name="P45">BEKASI</text:p>
        </text:list-item>
        <text:list-item>
          <text:p text:style-name="P45">TANGERANG</text:p>
        </text:list-item>
      </text:list>
      <text:p text:style-name="Text_20_body"/>
      <text:list xml:id="list1103170360955897939" text:style-name="L46">
        <text:list-item>
          <text:p text:style-name="P46">JUMLAH LANTAI</text:p>
        </text:list-item>
      </text:list>
      <text:p text:style-name="P1">KLASIFIKASI : </text:p>
      <text:list xml:id="list1682089826909203140" text:style-name="L47">
        <text:list-item>
          <text:p text:style-name="P47">1 LANTAI</text:p>
        </text:list-item>
        <text:list-item>
          <text:p text:style-name="P47">2 LANTAI</text:p>
        </text:list-item>
        <text:list-item>
          <text:p text:style-name="P47">DIATAS 2 LANTAI</text:p>
        </text:list-item>
      </text:list>
      <text:p text:style-name="P4"> </text:p>
      <text:list xml:id="list2001658682255109132" text:style-name="L48">
        <text:list-item>
          <text:p text:style-name="P48">HARGA </text:p>
        </text:list-item>
      </text:list>
      <text:p text:style-name="P1">KLASIFIKASI : </text:p>
      <text:list xml:id="list8364004286834124488" text:style-name="L49">
        <text:list-item>
          <text:p text:style-name="P49">0 SD 100JT</text:p>
        </text:list-item>
        <text:list-item>
          <text:p text:style-name="P49">101 SD 500JT</text:p>
        </text:list-item>
        <text:list-item>
          <text:p text:style-name="P49">501JT SD 1M</text:p>
        </text:list-item>
        <text:list-item>
          <text:p text:style-name="P49">1M SD 3M</text:p>
        </text:list-item>
        <text:list-item>
          <text:p text:style-name="P49">3M SD 5M</text:p>
        </text:list-item>
        <text:list-item>
          <text:p text:style-name="P49"><text:soft-page-break/>DIATAS 5M</text:p>
        </text:list-item>
      </text:list>
      <text:p text:style-name="Text_20_body"/>
      <text:list xml:id="list8014825697401888157" text:style-name="L50">
        <text:list-item>
          <text:p text:style-name="P50">LUAS TANAH</text:p>
        </text:list-item>
      </text:list>
      <text:p text:style-name="P1">KLASIFIKASI :</text:p>
      <text:list xml:id="list2777461380060604519" text:style-name="L51">
        <text:list-item>
          <text:p text:style-name="P51">0 SD 50m2</text:p>
        </text:list-item>
        <text:list-item>
          <text:p text:style-name="P51">51m2 SD 80m2</text:p>
        </text:list-item>
        <text:list-item>
          <text:p text:style-name="P51">81m2 sd 100m2</text:p>
        </text:list-item>
        <text:list-item>
          <text:p text:style-name="P51">100m2 sd 150m2</text:p>
        </text:list-item>
        <text:list-item>
          <text:p text:style-name="P51">151m2 sd 200m2</text:p>
        </text:list-item>
        <text:list-item>
          <text:p text:style-name="P51">201m2 sd 300m2</text:p>
        </text:list-item>
        <text:list-item>
          <text:p text:style-name="P51">300m2 sd 500m2</text:p>
        </text:list-item>
        <text:list-item>
          <text:p text:style-name="P51">Diatas 501m2</text:p>
        </text:list-item>
      </text:list>
      <text:p text:style-name="Text_20_body"/>
      <text:list xml:id="list1913497251588112012" text:style-name="L52">
        <text:list-item>
          <text:p text:style-name="P52">LUAS BANGUNAN</text:p>
        </text:list-item>
      </text:list>
      <text:p text:style-name="P1">KLASIFIKASI :</text:p>
      <text:list xml:id="list7189900170229499350" text:style-name="L53">
        <text:list-item>
          <text:p text:style-name="P53">0 SD 50m2</text:p>
        </text:list-item>
        <text:list-item>
          <text:p text:style-name="P53">51m2 SD 80m2</text:p>
        </text:list-item>
        <text:list-item>
          <text:p text:style-name="P53">81m2 sd 100m2</text:p>
        </text:list-item>
        <text:list-item>
          <text:p text:style-name="P53">100m2 sd 150m2</text:p>
        </text:list-item>
        <text:list-item>
          <text:p text:style-name="P53">151m2 sd 200m2</text:p>
        </text:list-item>
        <text:list-item>
          <text:p text:style-name="P53">201m2 sd 300m2</text:p>
        </text:list-item>
        <text:list-item>
          <text:p text:style-name="P53">300m2 sd 500m2</text:p>
        </text:list-item>
        <text:list-item>
          <text:p text:style-name="P53">Diatas 501m2</text:p>
        </text:list-item>
      </text:list>
      <text:p text:style-name="Text_20_body"/>
      <text:list xml:id="list5506136697571602099" text:style-name="L54">
        <text:list-item>
          <text:p text:style-name="P54">JUMLAH KAMAR TIDUR</text:p>
        </text:list-item>
      </text:list>
      <text:p text:style-name="P1">KLASIFIKASI</text:p>
      <text:list xml:id="list9127532893269476459" text:style-name="L55">
        <text:list-item>
          <text:p text:style-name="P55">KAMAR 1 </text:p>
        </text:list-item>
        <text:list-item>
          <text:p text:style-name="P55">KAMAR 2</text:p>
        </text:list-item>
        <text:list-item>
          <text:p text:style-name="P55">KAMAR 3</text:p>
        </text:list-item>
        <text:list-item>
          <text:p text:style-name="P55">KAMAR 4</text:p>
        </text:list-item>
        <text:list-item>
          <text:p text:style-name="P55">KAMAR 5</text:p>
        </text:list-item>
        <text:list-item>
          <text:p text:style-name="P55">KAMAR 6</text:p>
        </text:list-item>
        <text:list-item>
          <text:p text:style-name="P55">KAMAR DIATAS 7</text:p>
        </text:list-item>
      </text:list>
      <text:p text:style-name="Text_20_body"/>
      <text:list xml:id="list597779964115619308" text:style-name="L56">
        <text:list-item>
          <text:p text:style-name="P56">ALL ITEM :</text:p>
        </text:list-item>
      </text:list>
      <text:p text:style-name="P1">PPN </text:p>
      <text:p text:style-name="P1">LEGAL FEE</text:p>
      <text:list xml:id="list596615696775657523" text:style-name="L57">
        <text:list-item>
          <text:p text:style-name="P57">BPHTB</text:p>
        </text:list-item>
        <text:list-item>
          <text:p text:style-name="P57"><text:soft-page-break/>AJB</text:p>
        </text:list-item>
        <text:list-item>
          <text:p text:style-name="P57">BALIK NAMA</text:p>
        </text:list-item>
        <text:list-item>
          <text:p text:style-name="P57">NOTARIS</text:p>
        </text:list-item>
      </text:list>
      <text:p text:style-name="Text_20_body"/>
      <text:p text:style-name="P1">BIAYA KPR</text:p>
      <text:p text:style-name="P1">DP </text:p>
      <text:p text:style-name="P1">PLAFON KPR</text:p>
      <text:p text:style-name="P1">ANGSURAN/ BULAN</text:p>
      <text:p text:style-name="P1">TENOR</text:p>
      <text:p text:style-name="Text_20_body"/>
      <text:p text:style-name="P1">OPEN PRICE </text:p>
      <text:p text:style-name="P1">DEAL PRICE</text:p>
      <text:p text:style-name="Text_20_body"/>
      <text:p text:style-name="P3">PAGE BUYER</text:p>
      <text:p text:style-name="Text_20_body"/>
      <text:list xml:id="list789172070834283085" text:style-name="L58">
        <text:list-item>
          <text:p text:style-name="P58">LOKASI</text:p>
        </text:list-item>
      </text:list>
      <text:p text:style-name="P1">KLASIFIKASI :</text:p>
      <text:list xml:id="list451762119435318071" text:style-name="L59">
        <text:list-item>
          <text:p text:style-name="P59">CIBUBUR</text:p>
        </text:list-item>
        <text:list-item>
          <text:p text:style-name="P59">DEPOK</text:p>
        </text:list-item>
        <text:list-item>
          <text:p text:style-name="P59">SENTUL</text:p>
        </text:list-item>
        <text:list-item>
          <text:p text:style-name="P59">BOGOR</text:p>
        </text:list-item>
        <text:list-item>
          <text:p text:style-name="P59">JAKARTA</text:p>
        </text:list-item>
        <text:list-item>
          <text:p text:style-name="P59">BEKASI</text:p>
        </text:list-item>
        <text:list-item>
          <text:p text:style-name="P59">TANGERANG</text:p>
        </text:list-item>
      </text:list>
      <text:p text:style-name="Text_20_body"/>
      <text:list xml:id="list3685111520533366305" text:style-name="L60">
        <text:list-item>
          <text:p text:style-name="P60">JUMLAH LANTAI</text:p>
        </text:list-item>
      </text:list>
      <text:p text:style-name="P1">KLASIFIKASI : </text:p>
      <text:list xml:id="list6576176560747286192" text:style-name="L61">
        <text:list-item>
          <text:p text:style-name="P61">1 LANTAI</text:p>
        </text:list-item>
        <text:list-item>
          <text:p text:style-name="P61">2 LANTAI</text:p>
        </text:list-item>
        <text:list-item>
          <text:p text:style-name="P61">DIATAS 2 LANTAI</text:p>
        </text:list-item>
      </text:list>
      <text:p text:style-name="P4"> </text:p>
      <text:list xml:id="list2490679639614534536" text:style-name="L62">
        <text:list-item>
          <text:p text:style-name="P62">HARGA </text:p>
        </text:list-item>
      </text:list>
      <text:p text:style-name="P1">KLASIFIKASI : </text:p>
      <text:list xml:id="list1863317733734705031" text:style-name="L63">
        <text:list-item>
          <text:p text:style-name="P63">0 SD 100JT</text:p>
        </text:list-item>
        <text:list-item>
          <text:p text:style-name="P63">101 SD 500JT</text:p>
        </text:list-item>
        <text:list-item>
          <text:p text:style-name="P63">501JT SD 1M</text:p>
        </text:list-item>
        <text:list-item>
          <text:p text:style-name="P63">1M SD 3M</text:p>
        </text:list-item>
        <text:list-item>
          <text:p text:style-name="P63">3M SD 5M</text:p>
        </text:list-item>
        <text:list-item>
          <text:p text:style-name="P63"><text:soft-page-break/>DIATAS 5M</text:p>
        </text:list-item>
      </text:list>
      <text:p text:style-name="Text_20_body"/>
      <text:list xml:id="list6039215019088893187" text:style-name="L64">
        <text:list-item>
          <text:p text:style-name="P64">LUAS TANAH</text:p>
        </text:list-item>
      </text:list>
      <text:p text:style-name="P1">KLASIFIKASI :</text:p>
      <text:list xml:id="list4253868179595129866" text:style-name="L65">
        <text:list-item>
          <text:p text:style-name="P65">0 SD 50m2</text:p>
        </text:list-item>
        <text:list-item>
          <text:p text:style-name="P65">51m2 SD 80m2</text:p>
        </text:list-item>
        <text:list-item>
          <text:p text:style-name="P65">81m2 sd 100m2</text:p>
        </text:list-item>
        <text:list-item>
          <text:p text:style-name="P65">100m2 sd 150m2</text:p>
        </text:list-item>
        <text:list-item>
          <text:p text:style-name="P65">151m2 sd 200m2</text:p>
        </text:list-item>
        <text:list-item>
          <text:p text:style-name="P65">201m2 sd 300m2</text:p>
        </text:list-item>
        <text:list-item>
          <text:p text:style-name="P65">300m2 sd 500m2</text:p>
        </text:list-item>
        <text:list-item>
          <text:p text:style-name="P65">Diatas 501m2</text:p>
        </text:list-item>
      </text:list>
      <text:p text:style-name="Text_20_body"/>
      <text:list xml:id="list4623225074437705527" text:style-name="L66">
        <text:list-item>
          <text:p text:style-name="P66">LUAS BANGUNAN</text:p>
        </text:list-item>
      </text:list>
      <text:p text:style-name="P1">KLASIFIKASI :</text:p>
      <text:list xml:id="list3051736295365500558" text:style-name="L67">
        <text:list-item>
          <text:p text:style-name="P67">0 SD 50m2</text:p>
        </text:list-item>
        <text:list-item>
          <text:p text:style-name="P67">51m2 SD 80m2</text:p>
        </text:list-item>
        <text:list-item>
          <text:p text:style-name="P67">81m2 sd 100m2</text:p>
        </text:list-item>
        <text:list-item>
          <text:p text:style-name="P67">100m2 sd 150m2</text:p>
        </text:list-item>
        <text:list-item>
          <text:p text:style-name="P67">151m2 sd 200m2</text:p>
        </text:list-item>
        <text:list-item>
          <text:p text:style-name="P67">201m2 sd 300m2</text:p>
        </text:list-item>
        <text:list-item>
          <text:p text:style-name="P67">300m2 sd 500m2</text:p>
        </text:list-item>
        <text:list-item>
          <text:p text:style-name="P67">Diatas 501m2</text:p>
        </text:list-item>
      </text:list>
      <text:p text:style-name="Text_20_body"/>
      <text:list xml:id="list6460389696482921226" text:style-name="L68">
        <text:list-item>
          <text:p text:style-name="P68">JUMLAH KAMAR TIDUR</text:p>
        </text:list-item>
      </text:list>
      <text:p text:style-name="P1">KLASIFIKASI</text:p>
      <text:list xml:id="list3191089245127203333" text:style-name="L69">
        <text:list-item>
          <text:p text:style-name="P69">KAMAR 1 </text:p>
        </text:list-item>
        <text:list-item>
          <text:p text:style-name="P69">KAMAR 2</text:p>
        </text:list-item>
        <text:list-item>
          <text:p text:style-name="P69">KAMAR 3</text:p>
        </text:list-item>
        <text:list-item>
          <text:p text:style-name="P69">KAMAR 4</text:p>
        </text:list-item>
        <text:list-item>
          <text:p text:style-name="P69">KAMAR 5</text:p>
        </text:list-item>
        <text:list-item>
          <text:p text:style-name="P69">KAMAR 6</text:p>
        </text:list-item>
        <text:list-item>
          <text:p text:style-name="P69">KAMAR DIATAS 7</text:p>
        </text:list-item>
      </text:list>
      <text:p text:style-name="Text_20_body"/>
      <text:list xml:id="list2424588478385281742" text:style-name="L70">
        <text:list-item>
          <text:p text:style-name="P70">ALL ITEM :</text:p>
        </text:list-item>
      </text:list>
      <text:p text:style-name="P1">LEGAL FEE:</text:p>
      <text:list xml:id="list3283300857421263813" text:style-name="L71">
        <text:list-item>
          <text:p text:style-name="P71">BPHTB</text:p>
        </text:list-item>
        <text:list-item>
          <text:p text:style-name="P71">AJB</text:p>
        </text:list-item>
        <text:list-item>
          <text:p text:style-name="P71"><text:soft-page-break/>BALIK NAMA</text:p>
        </text:list-item>
        <text:list-item>
          <text:p text:style-name="P71">NOTARIS</text:p>
        </text:list-item>
      </text:list>
      <text:p text:style-name="Text_20_body"/>
      <text:p text:style-name="P1">BIAYA KPR</text:p>
      <text:p text:style-name="P1">DP :</text:p>
      <text:list xml:id="list1699382234473525523" text:style-name="L72">
        <text:list-item>
          <text:p text:style-name="P78"> <text:span text:style-name="T1">KPP1</text:span></text:p>
        </text:list-item>
      </text:list>
      <text:list xml:id="list4641322632800987307" text:style-name="L73">
        <text:list-item>
          <text:p text:style-name="P72">LUAS BANGUNAN &lt; 70M2 = 5%</text:p>
        </text:list-item>
        <text:list-item>
          <text:p text:style-name="P72">LUAS BANGUNAN &gt; 70M2 = 10%</text:p>
        </text:list-item>
      </text:list>
      <text:list xml:id="list6131534681555160411" text:style-name="L74">
        <text:list-item>
          <text:p text:style-name="P73">KPP 2</text:p>
        </text:list-item>
      </text:list>
      <text:list xml:id="list5596214351107067271" text:style-name="L75">
        <text:list-item>
          <text:p text:style-name="P74">LUAS BANGUNAN &lt; 70M2 = 15%</text:p>
        </text:list-item>
        <text:list-item>
          <text:p text:style-name="P74">LUAS BANGUNAN &gt;70M2 =20%</text:p>
        </text:list-item>
      </text:list>
      <text:list xml:id="list5560817011344007734" text:style-name="L76">
        <text:list-item>
          <text:p text:style-name="P75">KPP 3</text:p>
        </text:list-item>
      </text:list>
      <text:p text:style-name="P1">DP MINIMAL 30%</text:p>
      <text:p text:style-name="Text_20_body"/>
      <text:p text:style-name="P1">PLAFON KPR : HARGA JUAL - DOWN PAYMENT </text:p>
      <text:p text:style-name="P1">ANGSURAN/ BULAN</text:p>
      <text:p text:style-name="P1">TENOR</text:p>
      <text:p text:style-name="Text_20_body"/>
      <text:p text:style-name="P1">NEGOTIATION PRICE </text:p>
      <text:p text:style-name="P1">DEAL PRICE </text:p>
      <text:p text:style-name="Text_20_body"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4:24:04.725874811</meta:creation-date>
    <dc:date>2021-01-05T14:26:10.295417190</dc:date>
    <meta:editing-duration>PT2M12S</meta:editing-duration>
    <meta:editing-cycles>1</meta:editing-cycles>
    <meta:document-statistic meta:table-count="0" meta:image-count="0" meta:object-count="0" meta:page-count="12" meta:paragraph-count="354" meta:word-count="1077" meta:character-count="4809" meta:non-whitespace-character-count="4207"/>
    <meta:generator>LibreOffice/5.1.6.2$Linux_x86 LibreOffice_project/10m0$Build-2</meta:generator>
  </office:meta>
</office:document-meta>
</file>